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5bc655" officeooo:paragraph-rsid="001a6f31"/>
    </style:style>
    <style:style style:name="P2" style:family="paragraph" style:parent-style-name="Standard">
      <style:text-properties officeooo:rsid="005a8e88" officeooo:paragraph-rsid="001a6f31"/>
    </style:style>
    <style:style style:name="P3" style:family="paragraph" style:parent-style-name="Standard">
      <style:text-properties officeooo:rsid="005c3cfe" officeooo:paragraph-rsid="001a6f31"/>
    </style:style>
    <style:style style:name="T1" style:family="text">
      <style:text-properties officeooo:rsid="005bc655"/>
    </style:style>
    <style:style style:name="T2" style:family="text">
      <style:text-properties officeooo:rsid="005c3c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Сцена это сложный механизм, помимо блочной системы системы раздвижки занавеса и электрощита со множеством рубильников и переключателей для управления её разнообразным освещением, высоко над нею целое хитросплетение металлических балок для подвески задников, светильников и боковых кулис.</text:p>
      <text:p text:style-name="P2">Во время концертов мы не только стояли рядом с Аидой и не только болтали <text:s/>с молдаванско-запорожскими танцорами балетной студии, что ожидали своего выхода на сцену, но и исследовали таинственный мир закулисья. </text:p>
      <text:p text:style-name="P2">Обнаружилась вертикальная лестница на балкончик, с которого можно взобраться на балки над сценой и по ним перебраться на другую сторону, где <text:s text:c="2"/>был <text:span text:style-name="T1">точно </text:span>такой <text:span text:style-name="T1">же </text:span>балкончик, но без лестницы — <text:span text:style-name="T1">вот и</text:span> <text:span text:style-name="T1">заворачивай оглобли, недальновидный чунг</text:span>.</text:p>
      <text:p text:style-name="P1">Но что <text:s text:c="2"/>за этой дощатой перегородкой, что тянется над сценой от стены и до стены?</text:p>
      <text:p text:style-name="P1">Ага! Чердак над зрительным залом! </text:p>
      <text:p text:style-name="P1">Так созрел план создания отдельного входа на киносеансы — через чердак на балкончик, оттуда на сцену, <text:span text:style-name="T2">дождаться как выключат свет <text:s/>— нырь под экраном! <text:s/>— <text:s text:c="2"/>и ты в зале.</text:span></text:p>
      <text:p text:style-name="P3">На первом этаже, рядом с комнатой художников, была незапираемая дверь на территорию завода и мы давно знали, что на крышу Клуба ведёт добротная железная лестница с перилами, а с крыши на чердак свободный вход через слуховой лаз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3-08T21:34:33.217451891</meta:creation-date>
    <dc:date>2016-03-08T21:35:10.084888383</dc:date>
    <dc:creator>sehrguey </dc:creator>
    <meta:editing-duration>PT36S</meta:editing-duration>
    <meta:editing-cycles>1</meta:editing-cycles>
    <meta:document-statistic meta:table-count="0" meta:image-count="0" meta:object-count="0" meta:page-count="1" meta:paragraph-count="7" meta:word-count="185" meta:character-count="1246" meta:non-whitespace-character-count="1053"/>
    <meta:generator>LibreOffice/4.3.3.2$Linux_x86 LibreOffice_project/430m0$Build-2</meta:generator>
  </office:meta>
</office:document-meta>
</file>